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=5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.72931432724" calcext:value-type="float">
            <text:p>24.72931432724</text:p>
          </table:table-cell>
          <table:table-cell table:formula="of:=[.D2]/[.C2]" office:value-type="float" office:value="0.04945862865448" calcext:value-type="float">
            <text:p>0.049458628654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6.5745453834534" calcext:value-type="float">
            <text:p>26.5745453834534</text:p>
          </table:table-cell>
          <table:table-cell table:formula="of:=[.D3]/[.C3]" office:value-type="float" office:value="0.0265745453834534" calcext:value-type="float">
            <text:p>0.0265745453834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34.1497852802277" calcext:value-type="float">
            <text:p>34.1497852802277</text:p>
          </table:table-cell>
          <table:table-cell table:formula="of:=[.D4]/[.C4]" office:value-type="float" office:value="0.0227665235201518" calcext:value-type="float">
            <text:p>0.0227665235201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41.7034571170807" calcext:value-type="float">
            <text:p>41.7034571170807</text:p>
          </table:table-cell>
          <table:table-cell table:formula="of:=[.D5]/[.C5]" office:value-type="float" office:value="0.0208517285585403" calcext:value-type="float">
            <text:p>0.020851728558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53.1405007839203" calcext:value-type="float">
            <text:p>53.1405007839203</text:p>
          </table:table-cell>
          <table:table-cell table:formula="of:=[.D6]/[.C6]" office:value-type="float" office:value="0.0212562003135681" calcext:value-type="float">
            <text:p>0.0212562003135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60.6027953624725" calcext:value-type="float">
            <text:p>60.6027953624725</text:p>
          </table:table-cell>
          <table:table-cell table:formula="of:=[.D7]/[.C7]" office:value-type="float" office:value="0.0202009317874908" calcext:value-type="float">
            <text:p>0.02020093178749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67.7039868831635" calcext:value-type="float">
            <text:p>67.7039868831635</text:p>
          </table:table-cell>
          <table:table-cell table:formula="of:=[.D8]/[.C8]" office:value-type="float" office:value="0.0193439962523324" calcext:value-type="float">
            <text:p>0.019343996252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72.7189838886261" calcext:value-type="float">
            <text:p>72.7189838886261</text:p>
          </table:table-cell>
          <table:table-cell table:formula="of:=[.D9]/[.C9]" office:value-type="float" office:value="0.0181797459721565" calcext:value-type="float">
            <text:p>0.01817974597215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83.5999681949616" calcext:value-type="float">
            <text:p>83.5999681949616</text:p>
          </table:table-cell>
          <table:table-cell table:formula="of:=[.D10]/[.C10]" office:value-type="float" office:value="0.0185777707099915" calcext:value-type="float">
            <text:p>0.0185777707099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98.5745623111725" calcext:value-type="float">
            <text:p>98.5745623111725</text:p>
          </table:table-cell>
          <table:table-cell table:formula="of:=[.D11]/[.C11]" office:value-type="float" office:value="0.0197149124622345" calcext:value-type="float">
            <text:p>0.01971491246223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99.891331911087" calcext:value-type="float">
            <text:p>99.891331911087</text:p>
          </table:table-cell>
          <table:table-cell table:formula="of:=[.D12]/[.C12]" office:value-type="float" office:value="0.0181620603474704" calcext:value-type="float">
            <text:p>0.0181620603474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109.404610872269" calcext:value-type="float">
            <text:p>109.404610872269</text:p>
          </table:table-cell>
          <table:table-cell table:formula="of:=[.D13]/[.C13]" office:value-type="float" office:value="0.0182341018120448" calcext:value-type="float">
            <text:p>0.0182341018120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11.255799531937" calcext:value-type="float">
            <text:p>111.255799531937</text:p>
          </table:table-cell>
          <table:table-cell table:formula="of:=[.D14]/[.C14]" office:value-type="float" office:value="0.0171162768510672" calcext:value-type="float">
            <text:p>0.01711627685106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121.383022546768" calcext:value-type="float">
            <text:p>121.383022546768</text:p>
          </table:table-cell>
          <table:table-cell table:formula="of:=[.D15]/[.C15]" office:value-type="float" office:value="0.0173404317923955" calcext:value-type="float">
            <text:p>0.0173404317923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126.870562791824" calcext:value-type="float">
            <text:p>126.870562791824</text:p>
          </table:table-cell>
          <table:table-cell table:formula="of:=[.D16]/[.C16]" office:value-type="float" office:value="0.0169160750389099" calcext:value-type="float">
            <text:p>0.016916075038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45.161678314209" calcext:value-type="float">
            <text:p>145.161678314209</text:p>
          </table:table-cell>
          <table:table-cell table:formula="of:=[.D17]/[.C17]" office:value-type="float" office:value="0.0181452097892761" calcext:value-type="float">
            <text:p>0.01814520978927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500" calcext:value-type="float">
            <text:p>8500</text:p>
          </table:table-cell>
          <table:table-cell office:value-type="float" office:value="150.421013116837" calcext:value-type="float">
            <text:p>150.421013116837</text:p>
          </table:table-cell>
          <table:table-cell table:formula="of:=[.D18]/[.C18]" office:value-type="float" office:value="0.0176965897784514" calcext:value-type="float">
            <text:p>0.01769658977845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00" calcext:value-type="float">
            <text:p>9000</text:p>
          </table:table-cell>
          <table:table-cell office:value-type="float" office:value="176.928223371506" calcext:value-type="float">
            <text:p>176.928223371506</text:p>
          </table:table-cell>
          <table:table-cell table:formula="of:=[.D19]/[.C19]" office:value-type="float" office:value="0.0196586914857229" calcext:value-type="float">
            <text:p>0.019658691485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14:05:58.453800197</meta:creation-date>
    <dc:date>2021-11-03T16:26:26.126580171</dc:date>
    <meta:editing-duration>PT2H19M57S</meta:editing-duration>
    <meta:editing-cycles>2</meta:editing-cycles>
    <meta:generator>LibreOffice/6.0.7.3$Linux_AARCH64 LibreOffice_project/00m0$Build-3</meta:generator>
    <meta:document-statistic meta:table-count="1" meta:cell-count="76" meta:object-count="0"/>
  </office:meta>
</office:document-meta>
</file>